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Authenticator.authenticate( HandlerConfiguration configuration , SourceParameters parameter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6">
            <text:p text:style-name="Table_20_Contents">6</text:p>
          </table:table-cell>
          <table:table-cell office:value-type="float" office:value="103">
            <text:p text:style-name="Table_20_Contents">103</text:p>
          </table:table-cell>
        </table:table-row>
        <table:table-row>
          <table:table-cell office:value-type="string">
            <text:p text:style-name="Table_20_Contents">PipelineAuthentic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pelineAuthenticator.isValidAuthenticationFragment( Document authenticationFragmen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PipelineAuthenticator.logout( UserHandler 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ipelineAuthentic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